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quare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3]*[.B3]*[.B3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4]*[.B4]*[.B4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5]*[.B5]*[.B5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6]*[.B6]*[.B6]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7]*[.B7]*[.B7]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8]*[.B8]*[.B8]"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9]*[.B9]*[.B9]" office:value-type="float" office:value="343" calcext:value-type="float">
            <text:p>3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0]*[.B10]*[.B10]" office:value-type="float" office:value="512" calcext:value-type="float">
            <text:p>5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1]*[.B11]*[.B11]" office:value-type="float" office:value="729" calcext:value-type="float">
            <text:p>72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2]*[.B12]*[.B12]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3]*[.B13]*[.B13]" office:value-type="float" office:value="1331" calcext:value-type="float">
            <text:p>133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4]*[.B14]*[.B14]" office:value-type="float" office:value="1728" calcext:value-type="float">
            <text:p>172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5]*[.B15]*[.B15]" office:value-type="float" office:value="2197" calcext:value-type="float">
            <text:p>219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6]*[.B16]*[.B16]" office:value-type="float" office:value="2744" calcext:value-type="float">
            <text:p>274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17]*[.B17]*[.B17]" office:value-type="float" office:value="3375" calcext:value-type="float">
            <text:p>337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8]*[.B18]*[.B18]"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19]*[.B19]*[.B19]" office:value-type="float" office:value="4913" calcext:value-type="float">
            <text:p>491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0]*[.B20]*[.B20]" office:value-type="float" office:value="5832" calcext:value-type="float">
            <text:p>583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1]*[.B21]*[.B21]" office:value-type="float" office:value="6859" calcext:value-type="float">
            <text:p>685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2]*[.B22]*[.B22]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23]*[.B23]*[.B23]" office:value-type="float" office:value="9261" calcext:value-type="float">
            <text:p>926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24]*[.B24]*[.B24]" office:value-type="float" office:value="10648" calcext:value-type="float">
            <text:p>10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51:30.902185149</meta:creation-date>
    <dc:date>2022-10-19T11:56:39.438491696</dc:date>
    <meta:editing-duration>PT5M8S</meta:editing-duration>
    <meta:editing-cycles>2</meta:editing-cycles>
    <meta:generator>LibreOffice/6.4.7.2$Linux_X86_64 LibreOffice_project/40$Build-2</meta:generator>
    <meta:document-statistic meta:table-count="1" meta:cell-count="46" meta:object-count="0"/>
  </office:meta>
</office:document-meta>
</file>